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eau1" style:family="table" style:master-page-name="MP0">
      <style:table-properties style:width="17cm" fo:margin-left="0.097cm" style:page-number="auto" table:align="left"/>
    </style:style>
    <style:style style:name="Tableau1.A" style:family="table-column">
      <style:table-column-properties style:column-width="17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2" style:family="table">
      <style:table-properties style:width="16.806cm" fo:margin-left="0cm" table:align="left"/>
    </style:style>
    <style:style style:name="Tableau2.A" style:family="table-column">
      <style:table-column-properties style:column-width="16.806cm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3" style:family="table">
      <style:table-properties style:width="16.806cm" fo:margin-left="0cm" table:align="left"/>
    </style:style>
    <style:style style:name="Tableau3.A" style:family="table-column">
      <style:table-column-properties style:column-width="16.806cm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4" style:family="table">
      <style:table-properties style:width="16.806cm" fo:margin-left="0cm" table:align="left"/>
    </style:style>
    <style:style style:name="Tableau4.A" style:family="table-column">
      <style:table-column-properties style:column-width="16.806cm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Table_20_Contents">
      <style:paragraph-properties fo:break-before="page"/>
      <style:text-properties fo:color="#000000" fo:font-weight="bold" style:font-weight-asian="bold" style:font-weight-complex="bold"/>
    </style:style>
    <style:style style:name="P2" style:family="paragraph" style:parent-style-name="Table_20_Contents">
      <style:text-properties fo:color="#000000"/>
    </style:style>
    <style:style style:name="P3" style:family="paragraph" style:parent-style-name="Table_20_Contents">
      <style:text-properties fo:color="#000000" fo:font-weight="bold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officeooo:rsid="00115558"/>
    </style:style>
    <style:style style:name="T3" style:family="text">
      <style:text-properties officeooo:rsid="0011555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Identification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Table_20_Contents"><text:span text:style-name="Police_20_par_20_défaut"><text:span text:style-name="T1">Numéro : </text:span></text:span><text:span text:style-name="Police_20_par_20_défaut"><text:span text:style-name="T2">B-R-6</text:span></text:span></text:p>
                </table:table-cell>
              </table:table-row>
              <table:table-row>
                <table:table-cell table:style-name="Tableau2.A2" office:value-type="string">
                  <text:p text:style-name="P2">Nom : Supprimer une fiche recette</text:p>
                </table:table-cell>
              </table:table-row>
              <table:table-row>
                <table:table-cell table:style-name="Tableau2.A2" office:value-type="string">
                  <text:p text:style-name="P2">Acteur : Admin</text:p>
                </table:table-cell>
              </table:table-row>
              <table:table-row>
                <table:table-cell table:style-name="Tableau2.A2" office:value-type="string">
                  <text:p text:style-name="P2">Description succincte : Suppression d’une fiche recette</text:p>
                </table:table-cell>
              </table:table-row>
              <table:table-row>
                <table:table-cell table:style-name="Tableau2.A2" office:value-type="string">
                  <text:p text:style-name="P2">Auteur : Muriel GUILLOU</text:p>
                </table:table-cell>
              </table:table-row>
              <table:table-row>
                <table:table-cell table:style-name="Tableau2.A2" office:value-type="string">
                  <text:p text:style-name="P2">Date : 07/11/2019</text:p>
                </table:table-cell>
              </table:table-row>
              <table:table-row>
                <table:table-cell table:style-name="Tableau2.A2" office:value-type="string">
                  <text:p text:style-name="P2">Préconditions : L’admin s’est connecté sur le back-office du site</text:p>
                </table:table-cell>
              </table:table-row>
              <table:table-row>
                <table:table-cell table:style-name="Tableau2.A2" office:value-type="string">
                  <text:p text:style-name="P2">Démarrage : La liste des recettes s’affiche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au1.A2" office:value-type="string">
            <text:p text:style-name="P3">Description des scenarios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2">Scénario nominal :</text:p>
                  <text:p text:style-name="P2">1. Le système affiche une liste des recettes de cuisine (tableau avec ID recette, titre, auteur, date de mise en ligne, short description)</text:p>
                  <text:p text:style-name="P2">2. L’admin. clique sur la poubelle sur la ligne de la recette à supprimer</text:p>
                  <text:p text:style-name="P2">3. Le système affiche une demande de confirmation pour la suppression</text:p>
                  <text:p text:style-name="P2">4. L’admin. confirme la demande de suppression</text:p>
                </table:table-cell>
              </table:table-row>
              <table:table-row>
                <table:table-cell table:style-name="Tableau3.A2" office:value-type="string">
                  <text:p text:style-name="P2">Scénarios alternatifs :</text:p>
                  <text:p text:style-name="P2">4a. L’admin. clique sur annuler suppression</text:p>
                </table:table-cell>
              </table:table-row>
              <table:table-row>
                <table:table-cell table:style-name="Tableau3.A2" office:value-type="string">
                  <text:p text:style-name="P2">Scénarios d’exception : </text:p>
                  <text:p text:style-name="P2"/>
                </table:table-cell>
              </table:table-row>
              <table:table-row>
                <table:table-cell table:style-name="Tableau3.A2" office:value-type="string">
                  <text:p text:style-name="P2">Fin : L’admin retourne sur la liste des recettes</text:p>
                </table:table-cell>
              </table:table-row>
              <table:table-row>
                <table:table-cell table:style-name="Tableau3.A2" office:value-type="string">
                  <text:p text:style-name="P2">Post conditions : aucune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au1.A2" office:value-type="string">
            <text:p text:style-name="P3">Compléments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2">Ergonomie : L’admin doit rapidement trouver la recette à supprimer dans la liste. Affichage à optimiser. Picto « poubelle » à prévoir.</text:p>
                </table:table-cell>
              </table:table-row>
              <table:table-row>
                <table:table-cell table:style-name="Tableau4.A2" office:value-type="string">
                  <text:p text:style-name="P2">Performance attendue : </text:p>
                </table:table-cell>
              </table:table-row>
              <table:table-row>
                <table:table-cell table:style-name="Tableau4.A2" office:value-type="string">
                  <text:p text:style-name="P2">Problèmes non résolus :</text:p>
                </table:table-cell>
              </table:table-row>
            </table:table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meta:initial-creator>Muriel GUILLOU</meta:initial-creator>
    <meta:creation-date>2019-11-01T17:31:00Z</meta:creation-date>
    <dc:date>2019-11-07T16:33:42.173000000</dc:date>
    <meta:editing-cycles>2</meta:editing-cycles>
    <meta:editing-duration>PT1H50M35S</meta:editing-duration>
    <meta:document-statistic meta:table-count="4" meta:image-count="0" meta:object-count="0" meta:page-count="1" meta:paragraph-count="24" meta:word-count="160" meta:character-count="1000" meta:non-whitespace-character-count="862"/>
    <meta:template xlink:type="simple" xlink:actuate="onRequest" xlink:title="" xlink:href="Normal.dotm"/>
  </office:meta>
</office:document-meta>
</file>